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319in"/>
    </style:style>
    <style:style style:name="co4" style:family="table-column">
      <style:table-column-properties fo:break-before="auto" style:column-width="3.9362in"/>
    </style:style>
    <style:style style:name="co5" style:family="table-column">
      <style:table-column-properties fo:break-before="auto" style:column-width="3.3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1.0217in" fo:break-before="auto" style:use-optimal-row-height="fals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472in" fo:break-before="auto" style:use-optimal-row-height="false"/>
    </style:style>
    <style:style style:name="ro8" style:family="table-row">
      <style:table-row-properties style:row-height="0.2661in" fo:break-before="auto" style:use-optimal-row-height="fals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8362in" fo:break-before="auto" style:use-optimal-row-height="fals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7327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cell-protect="none" style:print-content="true"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ontribution</text:p>
          </table:table-cell>
          <table:table-cell table:style-name="ce4" office:value-type="string" calcext:value-type="string">
            <text:p>Comparative Contribution of Amitag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tei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Efficient Capital Markets, Inefficient Fir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vara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nlocking Clean Ener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vitt, List, Syvers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oward an Understanding of Learning by Do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dish, Roin, Willia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 Firms Underinvest in Long-Term Research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nkar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 Dynamic Analysis of the Market for Wide-Bodied Commercial Aircra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ry, Levinsohn, Pakes</text:p>
          </table:table-cell>
          <table:table-cell office:value-type="float" office:value="1995" calcext:value-type="float">
            <text:p>1995</text:p>
          </table:table-cell>
          <table:table-cell table:style-name="ce6" office:value-type="string" calcext:value-type="string">
            <text:p>Automobile Prices in Market Equilibrium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dynamic effects of other environmental policies.</text:p>
          </table:table-cell>
          <table:table-cell/>
          <table:table-cell table:style-name="ce6"/>
          <table:table-cell table:style-name="Default"/>
          <table:table-cell table:number-columns-repeated="1020"/>
        </table:table-row>
        <table:table-row table:style-name="ro4">
          <table:table-cell office:value-type="string" calcext:value-type="string">
            <text:p>Langer, Lemoin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signing Dynamic Subsidies to Spur Adoption of New Technologies</text:p>
          </table:table-cell>
          <table:table-cell office:value-type="string" calcext:value-type="string">
            <text:p>derive the optimal path of subsidies for a clean technology whose price is declining over time and where consumers exhibit heterogeneous willingness-to-pay for the clean product…. Focuses on a single technology for which the regulator seeks to achieve some total quantity of deployment by a terminal date; the model trades off the higher willingness-to-pay of early adopters, which would favor increasing subsidies over time, with higher initial prices, which would favor decreasing subsidies over time.</text:p>
          </table:table-cell>
          <table:table-cell office:value-type="string" calcext:value-type="string">
            <text:p>focuses on discrete changes in technologies available for decarbonizing a given sector, assuming that the regulator wants to reduce emissions by some amount, and trades off initial efficiency gains with longer-run improvements in technology performance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erarde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manding Innovation: The Impact of Consumer Subsidies on Solar Panel Production Costs</text:p>
          </table:table-cell>
          <table:table-cell office:value-type="string" calcext:value-type="string">
            <text:p>endogenous investments in solar technology improvem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vert, Sweeney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Winds of change: Technical progress and learning in wind power</text:p>
          </table:table-cell>
          <table:table-cell office:value-type="string" calcext:value-type="string">
            <text:p>learning rates within and across firms in wind turbine manufacturing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ollinger, Gillingha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earning-by-Doing in Solar Photovoltaic Installations</text:p>
          </table:table-cell>
          <table:table-cell office:value-type="string" calcext:value-type="string">
            <text:p>Learning-by-doing in solar installations</text:p>
          </table:table-cell>
          <table:table-cell table:number-columns-repeated="1020"/>
        </table:table-row>
        <table:table-row table:style-name="ro7">
          <table:table-cell table:style-name="ce1" office:value-type="string" calcext:value-type="string">
            <text:p>literature on climate and directed technical change,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Acemogl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irected technical change</text:p>
          </table:table-cell>
          <table:table-cell table:style-name="ce7" office:value-type="string" calcext:value-type="string" table:number-columns-spanned="1" table:number-rows-spanned="4">
            <text:p>examines long-run transition paths from dirty to clean production and posits that the total</text:p>
            <text:p>size of the clean or dirty sector can affect both the direction and magnitude of technological</text:p>
            <text:p>Progress</text:p>
          </table:table-cell>
          <table:table-cell table:style-name="ce7" office:value-type="string" calcext:value-type="string" table:number-columns-spanned="1" table:number-rows-spanned="4">
            <text:p>much of this literature focuses on competition between a single “dirty” sector and a single</text:p>
            <text:p>“clean” sector, ignoring whether the dominance of certain clean technologies over others</text:p>
            <text:p>may have implications for the long-run potential growth of the clean sector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ghion et al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cience, technology and innovation for economic growth: Linking policy research and practice in ‘stig systems’. </text:p>
          </table:table-cell>
          <table:covered-table-cell table:number-columns-repeated="2" table:style-name="ce8"/>
          <table:table-cell table:number-columns-repeated="1019"/>
        </table:table-row>
        <table:table-row table:style-name="ro2">
          <table:table-cell office:value-type="string" calcext:value-type="string">
            <text:p>Acemoglu et al.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environment and directed technical change.</text:p>
          </table:table-cell>
          <table:covered-table-cell table:number-columns-repeated="2" table:style-name="ce8"/>
          <table:table-cell table:number-columns-repeated="1019"/>
        </table:table-row>
        <table:table-row table:style-name="ro9">
          <table:table-cell office:value-type="string" calcext:value-type="string">
            <text:p>Case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ergy Efficiency and Directed Technical Change: Implications for Climate Change Mitigation.</text:p>
          </table:table-cell>
          <table:covered-table-cell table:number-columns-repeated="2" table:style-name="ce8"/>
          <table:table-cell table:number-columns-repeated="1019"/>
        </table:table-row>
        <table:table-row table:style-name="ro5">
          <table:table-cell office:value-type="string" calcext:value-type="string">
            <text:p>Acemoglu et al.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Climate Change, Directed Innovation, and Energy Transition: The Long-run Consequences of the Shale Gas Revolution</text:p>
          </table:table-cell>
          <table:table-cell office:value-type="string" calcext:value-type="string">
            <text:p>studies the impact of using natural gas as a “bridge fuel”</text:p>
            <text:p>on the growth of renewable energy with greater emissions reduction potential.</text:p>
          </table:table-cell>
          <table:table-cell table:number-columns-repeated="1020"/>
        </table:table-row>
        <table:table-row table:style-name="ro10">
          <table:table-cell table:style-name="ce1" office:value-type="string" calcext:value-type="string">
            <text:p>evaluation literature on energy efficiency programs,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Houde, Ald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sumers’ response to state energy efficient appliance rebate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cott, Greensto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Is there an energy efficiency gap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Allcott, Greenston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suring the welfare effects of residential energy efficiency programs.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Hoffman et al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Estimating the cost of saving electricity through u.s. utility customer-funded energy efficiency programs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llcott, Taubinsk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Evaluating behaviorally motivated policy: Experimental evidence from the lightbulb market</text:p>
          </table:table-cell>
          <table:table-cell office:value-type="string" calcext:value-type="string">
            <text:p>examine the efficient lighting market over this period, use online and in-store experiments to quantify consumers’</text:p>
            <text:p>failure to internalize savings from installing CFLs instead of incandescent bulbs, concluding that information and attention biases are insufficient to justify bans on incandescent bulbs.</text:p>
          </table:table-cell>
          <table:table-cell office:value-type="string" calcext:value-type="string">
            <text:p>My paper complements this work by examining the impact of lighting subsidies and standards</text:p>
            <text:p>over a longer time horizon and considering the positive rather than normative implications</text:p>
            <text:p>of consumer preferences over different lighting technologies.</text:p>
          </table:table-cell>
          <table:table-cell table:number-columns-repeated="1019"/>
        </table:table-row>
        <table:table-row table:style-name="ro12">
          <table:table-cell table:style-name="ce1" office:value-type="string" calcext:value-type="string">
            <text:p>discrete choice demand estimation (some using scanner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ry et al.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utomobile prices in market equilibrium.</text:p>
          </table:table-cell>
          <table:table-cell/>
          <table:table-cell table:style-name="ce7" office:value-type="string" calcext:value-type="string" table:number-columns-spanned="1" table:number-rows-spanned="8">
            <text:p>builds on these</text:p>
            <text:p>static demand models by endogenizing the quantity and distribution of consumers in the</text:p>
            <text:p>market in each period, using methods derived from dynamic demand estimation (Lee, 2013)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ev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easuring market power in the ready-to-eat cereal industry</text:p>
          </table:table-cell>
          <table:table-cell/>
          <table:covered-table-cell/>
          <table:table-cell table:number-columns-repeated="1019"/>
        </table:table-row>
        <table:table-row table:style-name="ro9">
          <table:table-cell office:value-type="string" calcext:value-type="string">
            <text:p>Nev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w Products, Quality Changes, and Welfare Measures Computed from Estimated Demand Systems</text:p>
          </table:table-cell>
          <table:table-cell/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Hendel, Nevo</text:p>
          </table:table-cell>
          <table:table-cell office:value-type="string" calcext:value-type="string">
            <text:p>2006a</text:p>
          </table:table-cell>
          <table:table-cell office:value-type="string" calcext:value-type="string">
            <text:p><text:s/>Measuring the implications of sales and consumer inventory behavior</text:p>
          </table:table-cell>
          <table:table-cell/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Hendel, Nev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Intertemporal price discrimination in storable goods markets.</text:p>
          </table:table-cell>
          <table:table-cell/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Villas-Bo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ertical relationships between manufacturers and retailers: Inference with limited data.</text:p>
          </table:table-cell>
          <table:table-cell/>
          <table:covered-table-cell/>
          <table:table-cell table:number-columns-repeated="1019"/>
        </table:table-row>
        <table:table-row table:style-name="ro9">
          <table:table-cell office:value-type="string" calcext:value-type="string">
            <text:p>Dubois, Bonne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ference on vertical contracts between manufacturers and retailers allowing for non linear pricing and resale price maintenance</text:p>
          </table:table-cell>
          <table:table-cell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agnosing foreclosure due to exclusive dealing.</text:p>
          </table:table-cell>
          <table:table-cell/>
          <table:covered-table-cell/>
          <table:table-cell table:number-columns-repeated="1019"/>
        </table:table-row>
        <table:table-row table:style-name="ro6">
          <table:table-cell office:value-type="string" calcext:value-type="string">
            <text:p>Le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ertical integration and exclusivity in platform and two-sided markets.</text:p>
          </table:table-cell>
          <table:table-cell table:number-columns-repeated="1021"/>
        </table:table-row>
        <table:table-row table:style-name="ro13">
          <table:table-cell table:style-name="ce1" office:value-type="string" calcext:value-type="string">
            <text:p>Simulated demand data to validate modified algorithm, <text:s/>examine impact of evolving consumer heterogeneity on static demand estimat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/>Conlon, Gortmak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Best practices for differentiated products demand estimation with pyblp.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5:49:52.653925948</meta:creation-date>
    <dc:date>2022-03-03T22:51:05.228211849</dc:date>
    <meta:editing-duration>P2DT6H10M40S</meta:editing-duration>
    <meta:editing-cycles>3</meta:editing-cycles>
    <meta:generator>LibreOffice/6.4.7.2$Linux_X86_64 LibreOffice_project/40$Build-2</meta:generator>
    <meta:document-statistic meta:table-count="1" meta:cell-count="111" meta:object-count="0"/>
  </office:meta>
</office:document-meta>
</file>